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text-properties officeooo:rsid="0008412c" officeooo:paragraph-rsid="0008412c"/>
    </style:style>
    <style:style style:name="P4" style:family="paragraph" style:parent-style-name="Text_20_body">
      <style:paragraph-properties fo:margin-left="0.3937in" fo:margin-right="0in" fo:line-height="200%" fo:text-indent="-0.3937in" style:auto-text-indent="false"/>
      <style:text-properties style:font-name="Times New Roman" officeooo:rsid="0008412c" officeooo:paragraph-rsid="000b68a9"/>
    </style:style>
    <style:style style:name="P5" style:family="paragraph" style:parent-style-name="Text_20_body">
      <style:paragraph-properties fo:margin-left="0.3937in" fo:margin-right="0in" fo:line-height="200%" fo:text-indent="-0.3937in" style:auto-text-indent="false"/>
      <style:text-properties style:font-name="Times New Roman" officeooo:paragraph-rsid="000b68a9"/>
    </style:style>
    <style:style style:name="P6" style:family="paragraph" style:parent-style-name="Text_20_body">
      <style:paragraph-properties fo:margin-top="0in" fo:margin-bottom="0in" loext:contextual-spacing="false" fo:line-height="200%" fo:text-align="center" style:justify-single-word="false"/>
      <style:text-properties style:font-name="Times New Roman" officeooo:rsid="00136524" officeooo:paragraph-rsid="000b68a9"/>
    </style:style>
    <style:style style:name="P7" style:family="paragraph" style:parent-style-name="Text_20_body" style:master-page-name="">
      <loext:graphic-properties draw:fill="none"/>
      <style:paragraph-properties fo:margin-left="0in" fo:margin-right="0in" fo:margin-top="0in" fo:margin-bottom="0in" loext:contextual-spacing="false" fo:line-height="200%" fo:text-align="start" style:justify-single-word="false" fo:text-indent="0in" style:auto-text-indent="false" style:page-number="auto" fo:background-color="transparent"/>
      <style:text-properties style:font-name="Times New Roman" officeooo:rsid="000feab6" officeooo:paragraph-rsid="000b68a9"/>
    </style:style>
    <style:style style:name="T1" style:family="text">
      <style:text-properties fo:font-style="italic"/>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text:line-break/><text:line-break/><text:a xlink:type="simple" xlink:href="https://www.linuxtrainingacademy.com/nano-emacs-vim/" text:style-name="Internet_20_link" text:visited-style-name="Visited_20_Internet_20_Link">https://www.linuxtrainingacademy.com/nano-emacs-vim/</text:a></text:p>
      <text:p text:style-name="Standard">nano </text:p>
      <text:p text:style-name="Standard"/>
      <text:p text:style-name="Standard">pros</text:p>
      <text:p text:style-name="Standard"><text:tab/>small learning curve</text:p>
      <text:p text:style-name="Standard"><text:tab/>easy to use</text:p>
      <text:p text:style-name="Standard"><text:tab/>good for simple edits</text:p>
      <text:p text:style-name="Standard">cons</text:p>
      <text:p text:style-name="Standard"><text:tab/>complicated edits can be difficult and time consuming</text:p>
      <text:p text:style-name="Standard"><text:tab/>no powerful features: viewing multiple files simultaously </text:p>
      <text:p text:style-name="Standard"/>
      <text:p text:style-name="Standard"/>
      <text:p text:style-name="Standard">emacs : mor than just a text editor – bulit in tools</text:p>
      <text:p text:style-name="Standard">pros</text:p>
      <text:p text:style-name="Standard"><text:tab/>lots of keyboard shortcuts, have to remember many combinations like ctrl-x ctrl-c to quit</text:p>
      <text:p text:style-name="Standard"><text:tab/>customizable and extensible</text:p>
      <text:p text:style-name="Standard"><text:tab/>powerful editing capabilities</text:p>
      <text:p text:style-name="Standard"><text:tab/>all in one psudeo environment</text:p>
      <text:p text:style-name="Standard">cons<text:line-break/><text:tab/>questionable ergonomics</text:p>
      <text:p text:style-name="Standard"><text:tab/>to customize, youll need to learn emacs Lisp, larger learning curve</text:p>
      <text:p text:style-name="Standard"><text:tab/>not available by default</text:p>
      <text:p text:style-name="Standard"><text:tab/>does many things but not very well</text:p>
      <text:p text:style-name="Standard"/>
      <text:p text:style-name="Standard">vim </text:p>
      <text:p text:style-name="Standard"/>
      <text:p text:style-name="Standard">pros</text:p>
      <text:p text:style-name="Standard"><text:tab/>fast and efficient</text:p>
      <text:p text:style-name="Standard"><text:tab/>edit multiple files at once</text:p>
      <text:p text:style-name="Standard"><text:tab/>create macros</text:p>
      <text:p text:style-name="Standard"><text:tab/>default editor on most linux distros</text:p>
      <text:p text:style-name="Standard"><text:tab/>good at one thing – editing text</text:p>
      <text:p text:style-name="Standard"><text:tab/>complicated edits are easy with this editor</text:p>
      <text:p text:style-name="Standard"><text:tab/>keyboard shortcuts for everything</text:p>
      <text:p text:style-name="Standard">cons<text:line-break/><text:tab/>learning curve</text:p>
      <text:p text:style-name="Standard"><text:tab/>overkill for simple edi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a xlink:type="simple" xlink:href="https://medium.com/linode-cube/emacs-nano-or-vim-choose-your-terminal-based-text-editor-wisely-8f3826c92a68" text:style-name="Internet_20_link" text:visited-style-name="Visited_20_Internet_20_Link">https://medium.com/linode-cube/emacs-nano-or-vim-choose-your-terminal-based-text-editor-wisely-8f3826c92a68</text:a></text:p>
      <text:p text:style-name="Standard"/>
      <text:p text:style-name="Standard">use nano if You’re new to the terminal, or you just need to get into a file for a quick change. Compared to more advanced editors in the hands of someone who knows what they’re doing, some tasks are cumbersome</text:p>
      <text:p text:style-name="Standard"/>
      <text:p text:style-name="Standard"/>
      <text:p text:style-name="Standard"><text:a xlink:type="simple" xlink:href="http://www.slate.com/articles/technology/bitwise/2014/05/oldest_software_rivalry_emacs_and_vi_two_text_editors_used_by_programmers.html" office:target-frame-name="_blank" xlink:show="new" text:style-name="Internet_20_link" text:visited-style-name="Visited_20_Internet_20_Link">According to Slate</text:a>, Emacs and Vi are “Among the longest-lived applications of all time.</text:p>
      <text:p text:style-name="Standard"><text:a xlink:type="simple" xlink:href="https://slate.com/technology/2014/05/oldest-software-rivalry-emacs-and-vi-two-text-editors-used-by-programmers.html" text:style-name="Internet_20_link" text:visited-style-name="Visited_20_Internet_20_Link">https://slate.com/technology/2014/05/oldest-software-rivalry-emacs-and-vi-two-text-editors-used-by-programmers.html</text:a></text:p>
      <text:p text:style-name="Standard"/>
      <text:p text:style-name="Standard">Emacs has so many available features like a terminal, calculator, calendar, email client, web browser, and <text:a xlink:type="simple" xlink:href="https://www.gnu.org/software/emacs/manual/html_node/emacs/Amusements.html" office:target-frame-name="_blank" xlink:show="new" text:style-name="Internet_20_link" text:visited-style-name="Visited_20_Internet_20_Link">Tetris</text:a>, it’s often spoken of as an operating system itself.</text:p>
      <text:p text:style-name="Standard"/>
      <text:p text:style-name="Standard"><text:s/>it’s the editor you might use if you spend all day in an editor and don’t want to be inconvenienced or distracted by having to switch applications.</text:p>
      <text:p text:style-name="Standard"/>
      <text:p text:style-name="Standard"/>
      <text:p text:style-name="Standard">Vim</text:p>
      <text:p text:style-name="Standard">It runs by default on OS X and some Linux distributions when `<text:span text:style-name="Emphasis">vi</text:span>` is run.</text:p>
      <text:p text:style-name="Standard">If you’re stuck at the prompt and don’t remember the operator you want to use, enter <text:span text:style-name="Strong_20_Emphasis">:</text:span> (colon), then press <text:span text:style-name="Strong_20_Emphasis">CTRL+D</text:span> for a list of possibilities.</text:p>
      <text:p text:style-name="Standard"/>
      <text:p text:style-name="Standard">To learn Vim basics, enter `<text:span text:style-name="Emphasis">vimtutor</text:span>` in your terminal to access an interactive walkthrough.</text:p>
      <text:p text:style-name="Standard"/>
      <text:p text:style-name="Text_20_body"><text:bookmark text:name="4bd2"/>When you’re ready for some advanced practice, try <text:a xlink:type="simple" xlink:href="http://www.vimgolf.com/" office:target-frame-name="_blank" xlink:show="new" text:style-name="Internet_20_link" text:visited-style-name="Visited_20_Internet_20_Link">VimGolf</text:a> for exercises that encourage finding better, more efficient solutions to solve challenges.</text:p>
      <text:p text:style-name="Text_20_body"><text:bookmark text:name="f539"/>I like displaying line numbers. The command, `<text:span text:style-name="Emphasis">:set number</text:span>`, makes it easier to jump to specific line numbers quickly. For example, to jump to line 16, type in <text:span text:style-name="Strong_20_Emphasis">:16</text:span> (colon 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a xlink:type="simple" xlink:href="https://slate.com/technology/2014/05/oldest-software-rivalry-emacs-and-vi-two-text-editors-used-by-programmers.html" text:style-name="Internet_20_link" text:visited-style-name="Visited_20_Internet_20_Link">https://slate.com/technology/2014/05/oldest-software-rivalry-emacs-and-vi-two-text-editors-used-by-programmers.html</text:a></text:p>
      <text:p text:style-name="Text_20_body">The upside is that mastering <text:a xlink:type="simple" xlink:href="http://www.emerson.emory.edu/services/editors/vi/vi.html" text:style-name="Internet_20_link" text:visited-style-name="Visited_20_Internet_20_Link">Vi’s arcane command set</text:a> yields a powerful and <text:span text:style-name="Emphasis">lightning-fast</text:span> editor. I suspect that expert Vi users are capable of making manual edits faster than people in any other program, not just because the command sequences are so cryptically compressed, but because Vi itself has very low overhead, responding instantly to almost any task you set it to.</text:p>
      <text:p text:style-name="Text_20_body"><text:soft-page-break/></text:p>
      <text:p text:style-name="Text_20_body">Vi was written for a time when computers were slow enough that you didn’t want anything causing unnecessary delays—like extra keystrokes or graphical niceties</text:p>
      <text:p text:style-name="Text_20_body"/>
      <text:p text:style-name="Text_20_body">Vi is one of the few programs you can use <text:span text:style-name="Emphasis">without moving your hands</text:span> from their default touch-typing position: You don’t even need the arrow keys (that’s what H, J, K, and L are for).</text:p>
      <text:p text:style-name="Text_20_body"/>
      <text:p text:style-name="Text_20_body">“...the austere elegance of Vi, which allows programmers to achieve trancelike focus while moving their fingers as little as possible.”</text:p>
      <text:p text:style-name="Text_20_body"/>
      <text:p text:style-name="Text_20_body">Where Emacs excels is in its flexibility. You can customize <text:span text:style-name="Emphasis">everything</text:span>. For example, most command sequences begin with the Esc key or the Ctl key, including the Esc-X sequence that gets you to a searchable, autocomplete list of <text:span text:style-name="Emphasis">all</text:span> commands. But those two keys are murder on your pinkies, and programmers have specifically blamed them for repetitive strain injury; my left pinky is getting a twinge even as I write this. </text:p>
      <text:p text:style-name="Text_20_body"/>
      <text:p text:style-name="Text_20_body">Tim O’Reilly, of O’Reilly Media, <text:a xlink:type="simple" xlink:href="http://www.oreillynet.com/pub/a/oreilly/ask_tim/1999/unix_editor.html" text:style-name="Internet_20_link" text:visited-style-name="Visited_20_Internet_20_Link">switched to Vi</text:a> after his customized Emacs setup had inadvertently been destroyed.</text:p>
      <text:p text:style-name="Text_20_body"/>
      <text:p text:style-name="Text_20_body">But any programmer will sometimes have to make edits on a different system, possibly even one without Emacs installed (horrors!), and at those times Emacs is a 16-ton weight attached to your shoes. So many Emacs users will grudgingly learn the basics of Vi to use in a pinch.</text:p>
      <text:p text:style-name="Text_20_body"/>
      <text:p text:style-name="Text_20_body"/>
      <text:p text:style-name="Text_20_body"><text:a xlink:type="simple" xlink:href="https://unix.stackexchange.com/questions/986/what-are-the-pros-and-cons-of-vim-and-emacs" text:style-name="Internet_20_link" text:visited-style-name="Visited_20_Internet_20_Link">https://unix.stackexchange.com/questions/986/what-are-the-pros-and-cons-of-vim-and-emacs</text:a> ??</text:p>
      <text:p text:style-name="Text_20_body"/>
      <text:p text:style-name="Text_20_body"><text:a xlink:type="simple" xlink:href="https://medium.com/@darwin67/being-an-emacs-user-in-2019-pros-and-cons-28a9e58480e4" text:style-name="Internet_20_link" text:visited-style-name="Visited_20_Internet_20_Link">https://medium.com/@darwin67/being-an-emacs-user-in-2019-pros-and-cons-28a9e58480e4</text:a></text:p>
      <text:p text:style-name="Text_20_body">Default key strokes in Emacs can be awkward at first as well. For example, saving a file is <text:span text:style-name="Source_20_Text">Ctrl-x Ctrl-s</text:span> . That’s 2 key strokes and seems more effort for a lot of people when you’re used to just doing <text:span text:style-name="Source_20_Text">Ctrl-s</text:span> or <text:span text:style-name="Source_20_Text">Cmd-s</text:span> for saving a file.</text:p>
      <text:p text:style-name="Text_20_body">Emacs Lisp, while it’s extremely flexible and fast (compiles to byte code), it has a syntax a lot of people are not used to.</text:p>
      <text:p text:style-name="Text_20_body"/>
      <text:p text:style-name="Text_20_body"><text:soft-page-break/>This is one of the double edged sword characters of Emacs, because it makes pairing <text:span text:style-name="Emphasis">soooooooooo</text:span> much more painful. You can hardly pair with even a fellow Emacs user, since it will feel like you’ve suddenly entered a different universe.</text:p>
      <text:p text:style-name="Text_20_body"/>
      <text:p text:style-name="Text_20_body">Yes, there are tons of them. But also a lot of them are outdated so there could be struggles when you try to do something following the documentation you found online and it completely blows up on your face.</text:p>
      <text:p text:style-name="Text_20_body"/>
      <text:p text:style-name="Text_20_body">Package repositories are also kind of scattered around both up to date and outdated so you might need to connect to all of them in order to get the package you want.</text:p>
      <text:p text:style-name="Text_20_body"/>
      <text:p text:style-name="Text_20_body"> I still uses Vim as my sub editor for quick edits, because to be honest, it actually loads way faster than Emacs but I just don’t have the motivation to maintain 2 configurations.</text:p>
      <text:p text:style-name="Text_20_body"/>
      <text:p text:style-name="Text_20_body"><text:a xlink:type="simple" xlink:href="https://linuxhint.com/vim_vs_emacs/" text:style-name="Internet_20_link" text:visited-style-name="Visited_20_Internet_20_Link">https://linuxhint.com/vim_vs_emacs/</text:a></text:p>
      <text:p text:style-name="Text_20_body">Just like Vi, Vim is intended to be fast, readily available, and extremely versatile. It comes pre-installed on most Linux distributions, and it’s available for virtually all operating systems. Because Vim is everywhere, it really pays off to know at least the basics because you never know when you’ll need to edit a text file on a system that doesn’t have your favorite text editor.</text:p>
      <text:p text:style-name="Text_20_body"/>
      <text:p text:style-name="Text_20_body">Emacs runs on basically all operating systems you will ever come across. However, because it’s a relatively large piece of software, it usually doesn’t come pre-installed.</text:p>
      <text:p text:style-name="Text_20_body"/>
      <text:p text:style-name="Text_20_body">The reason why Emacs is large has everything to do with the fact that it’s much closer to an operating system than a text editor.</text:p>
      <text:p text:style-name="Text_20_body"/>
      <text:p text:style-name="Text_20_body">Needless to say, it’s easy to get distracted with Emacs if you’re the type of person who likes to tinker with software.</text:p>
      <text:p text:style-name="Text_20_body"/>
      <text:p text:style-name="Text_20_body">... comparing Vim with Emacs is like comparing apples with oranges. One is capable text-editor with many advanced features aimed at power users, while the other is a sandbox that just happens to be great for editing text files</text:p>
      <text:p text:style-name="Text_20_body"/>
      <text:h text:style-name="Heading_20_4" text:outline-level="4"><text:soft-page-break/><text:span text:style-name="Emphasis">Vim:</text:span></text:h>
      <text:list xml:id="list2138027125" text:style-name="L1">
        <text:list-item>
          <text:p text:style-name="P1">More straightforward and easier to learn than Emacs.</text:p>
        </text:list-item>
        <text:list-item>
          <text:p text:style-name="P1">Better as a text editor.</text:p>
        </text:list-item>
        <text:list-item>
          <text:p text:style-name="P1">Pre-installed on most Linux distributions.</text:p>
        </text:list-item>
      </text:list>
      <text:h text:style-name="Heading_20_4" text:outline-level="4"><text:span text:style-name="Emphasis">Emacs:</text:span></text:h>
      <text:list xml:id="list2127141338" text:style-name="L2">
        <text:list-item>
          <text:p text:style-name="P2">Extremely powerful and infinitely extendable.</text:p>
        </text:list-item>
        <text:list-item>
          <text:p text:style-name="P2">Fantastic support for GNU tools.</text:p>
        </text:list-item>
        <text:list-item>
          <text:p text:style-name="P2">Embodies the programming mindset.</text:p>
        </text:list-item>
      </text:list>
      <text:p text:style-name="Text_20_body"/>
      <text:p text:style-name="Text_20_body"/>
      <text:p text:style-name="Text_20_body"><text:a xlink:type="simple" xlink:href="https://linuxize.com/post/how-to-use-nano-text-editor/" text:style-name="Internet_20_link" text:visited-style-name="Visited_20_Internet_20_Link">https://linuxize.com/post/how-to-use-nano-text-editor/</text:a></text:p>
      <text:p text:style-name="P3">how to use nano pretty muc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Works Cited</text:p>
      <text:p text:style-name="P7">Angert, Edward. “Emacs, Nano, or Vim: Choose Your Terminal-Based Text Editor Wisely.” <text:span text:style-name="T1">Medium</text:span>, <text:tab/>Linode Cube, 13 July 2016, medium.com/linode-cube/emacs-nano-or-vim-choose-your-<text:tab/>terminal-based-text-editor-wisely-8f3826c92a68/.</text:p>
      <text:p text:style-name="P5">Auerbach, David. “The Oldest Rivalry in Computing.” <text:span text:style-name="T1">Slate Magazine</text:span>, Slate, 9 May 2014, slate.com/technology/2014/05/oldest-software-rivalry-emacs-and-vi-two-text-editors-used-by-programmers.html.</text:p>
      <text:p text:style-name="P5">Morelo, David. “Vim vs Emacs: Detailed Comparison.” <text:span text:style-name="T1">Linux Hint</text:span>, 2019, linuxhint.com/vim_vs_emacs/.</text:p>
      <text:p text:style-name="P5">“Nano vs. Emacs vs. Vim (Editor Wars!).” <text:span text:style-name="T1">Linux Training Academy</text:span>, linuxtrainingacademy.com/nano-emacs-vim/.</text:p>
      <text:p text:style-name="P4">Wu, Darwin D. “Being an Emacs User in 2019 - Pros and Cons.” <text:span text:style-name="T1">Medium</text:span>, Medium, 22 June 2019, medium.com/@darwin67/being-an-emacs-user-in-2019-pros-and-cons-28a9e58480e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9:55:06.316334621</meta:creation-date>
    <dc:date>2020-07-09T22:15:52.500870648</dc:date>
    <meta:editing-duration>PT4H46M54S</meta:editing-duration>
    <meta:editing-cycles>2</meta:editing-cycles>
    <meta:generator>LibreOffice/6.0.7.3$Linux_X86_64 LibreOffice_project/00m0$Build-3</meta:generator>
    <meta:document-statistic meta:table-count="0" meta:image-count="0" meta:object-count="0" meta:page-count="6" meta:paragraph-count="80" meta:word-count="1151" meta:character-count="7644" meta:non-whitespace-character-count="6548"/>
  </office:meta>
</office:document-meta>
</file>